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3972in" style:rel-column-width="60522*"/>
    </style:style>
    <style:style style:name="Table1.B" style:family="table-column">
      <style:table-column-properties style:column-width="0.5299in" style:rel-column-width="5013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3.8361in" fo:margin-left="0.1438in" fo:margin-right="2.9451in" table:align="margins"/>
    </style:style>
    <style:style style:name="Table5.A" style:family="table-column">
      <style:table-column-properties style:column-width="1.4583in" style:rel-column-width="24913*"/>
    </style:style>
    <style:style style:name="Table5.B" style:family="table-column">
      <style:table-column-properties style:column-width="0.1715in" style:rel-column-width="2930*"/>
    </style:style>
    <style:style style:name="Table5.C" style:family="table-column">
      <style:table-column-properties style:column-width="2.2063in" style:rel-column-width="37692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-left="none" fo:border-right="none" fo:border-top="0.0007in solid #000000" fo:border-bottom="0.0007in solid #000000"/>
    </style:style>
    <style:style style:name="Table5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" style:family="table">
      <style:table-properties style:width="6.8257in" fo:margin-left="0in" fo:margin-right="0.0993in" table:align="margins"/>
    </style:style>
    <style:style style:name="Table2.A" style:family="table-column">
      <style:table-column-properties style:column-width="1.3681in" style:rel-column-width="13135*"/>
    </style:style>
    <style:style style:name="Table2.B" style:family="table-column">
      <style:table-column-properties style:column-width="0.1639in" style:rel-column-width="1573*"/>
    </style:style>
    <style:style style:name="Table2.C" style:family="table-column">
      <style:table-column-properties style:column-width="5.2938in" style:rel-column-width="50827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2.0771in"/>
    </style:style>
    <style:style style:name="Table2.3" style:family="table-row">
      <style:table-row-properties style:min-row-height="0.0611in"/>
    </style:style>
    <style:style style:name="Table2.B7" style:family="table-cell" style:data-style-name="N0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5.2181in" table:align="margins"/>
    </style:style>
    <style:style style:name="Table4.A" style:family="table-column">
      <style:table-column-properties style:column-width="0.8458in" style:rel-column-width="10623*"/>
    </style:style>
    <style:style style:name="Table4.B" style:family="table-column">
      <style:table-column-properties style:column-width="0.9924in" style:rel-column-width="12463*"/>
    </style:style>
    <style:style style:name="Table4.C" style:family="table-column">
      <style:table-column-properties style:column-width="1.3361in" style:rel-column-width="16780*"/>
    </style:style>
    <style:style style:name="Table4.D" style:family="table-column">
      <style:table-column-properties style:column-width="1.2007in" style:rel-column-width="15079*"/>
    </style:style>
    <style:style style:name="Table4.E" style:family="table-column">
      <style:table-column-properties style:column-width="0.8431in" style:rel-column-width="10590*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style:vertical-align="middle" fo:padding="0.0382in" fo:border="0.0007in solid #000000"/>
    </style:style>
    <style:style style:name="Table4.2" style:family="table-row">
      <style:table-row-properties style:min-row-height="0.066in"/>
    </style:style>
    <style:style style:name="Table4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E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9014in"/>
    </style:style>
    <style:style style:name="Table4.A3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4.E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5.2181in" table:align="margins"/>
    </style:style>
    <style:style style:name="Table6.A" style:family="table-column">
      <style:table-column-properties style:column-width="0.2208in" style:rel-column-width="2773*"/>
    </style:style>
    <style:style style:name="Table6.B" style:family="table-column">
      <style:table-column-properties style:column-width="4.9972in" style:rel-column-width="62762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5.2181in" table:align="margins"/>
    </style:style>
    <style:style style:name="Table7.A" style:family="table-column">
      <style:table-column-properties style:column-width="0.2208in" style:rel-column-width="2773*"/>
    </style:style>
    <style:style style:name="Table7.B" style:family="table-column">
      <style:table-column-properties style:column-width="4.9972in" style:rel-column-width="62762*"/>
    </style:style>
    <style:style style:name="Table7.A1" style:family="table-cell" style:data-style-name="N0">
      <style:table-cell-properties fo:padding="0.0382in" fo:border="none"/>
    </style:style>
    <style:style style:name="Table7.B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3.3542in" style:rel-column-width="31732*"/>
    </style:style>
    <style:style style:name="Table3.B" style:family="table-column">
      <style:table-column-properties style:column-width="3.5729in" style:rel-column-width="33803*"/>
    </style:style>
    <style:style style:name="Table3.A1" style:family="table-cell">
      <style:table-cell-properties style:vertical-align="middl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align="end" style:justify-single-word="false" fo:text-indent="0in" style:auto-text-indent="false"/>
      <style:text-properties style:font-name="Times New Roman"/>
    </style:style>
    <style:style style:name="P2" style:family="paragraph" style:parent-style-name="Text_20_body">
      <style:paragraph-properties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loext:contextual-spacing="false" fo:margin-left="0.0791in" fo:margin-right="0in" fo:margin-top="0in" fo:margin-bottom="0in" fo:text-align="start" style:justify-single-word="false" fo:text-indent="0in" style:auto-text-indent="false"/>
      <style:text-properties style:font-name="Times New Roman" fo:font-weight="bold" style:font-weight-asian="bold" style:font-weight-complex="bold"/>
    </style:style>
    <style:style style:name="P5" style:family="paragraph" style:parent-style-name="Text_20_body">
      <style:paragraph-properties loext:contextual-spacing="false" fo:margin-left="0.0791in" fo:margin-right="0in" fo:margin-top="0in" fo:margin-bottom="0in" fo:text-align="center" style:justify-single-word="false" fo:text-indent="0in" style:auto-text-indent="false"/>
      <style:text-properties style:font-name="Times New Roman"/>
    </style:style>
    <style:style style:name="P6" style:family="paragraph" style:parent-style-name="Table_20_Contents"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ext_20_body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Times New Roman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font-size="10.5pt" style:font-size-asian="10.5pt" style:font-size-complex="10.5pt"/>
    </style:style>
    <style:style style:name="P2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Text_20_body">
      <style:paragraph-properties loext:contextual-spacing="false" fo:margin-left="0.0791in" fo:margin-right="0in" fo:margin-top="0in" fo:margin-bottom="0in" fo:text-align="center" style:justify-single-word="false" fo:text-indent="0in" style:auto-text-indent="false"/>
      <style:text-properties style:font-name="Times New Roman"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{kejaksaan}</text:p>
          </table:table-cell>
          <table:table-cell table:style-name="Table1.A1" office:value-type="string">
            <text:p text:style-name="P9">P-31</text:p>
          </table:table-cell>
        </table:table-row>
      </table:table>
      <text:p text:style-name="P20">“UNTUK KEADILAN”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">No. Reg. Perkara </text:p>
            <text:p text:style-name="P16">No.Reg. Tahanan</text:p>
            <text:p text:style-name="P16">No.Reg. Bukti</text:p>
          </table:table-cell>
          <table:table-cell table:style-name="Table5.B1" office:value-type="string">
            <text:p text:style-name="P16">:</text:p>
            <text:p text:style-name="P16">:</text:p>
            <text:p text:style-name="P16">:</text:p>
          </table:table-cell>
          <table:table-cell table:style-name="Table5.C1" office:value-type="string">
            <text:p text:style-name="P16">{no_regperkara}</text:p>
            <text:p text:style-name="P16">{no_regtahanan}</text:p>
            <text:p text:style-name="P16">{no_regbukti}</text:p>
          </table:table-cell>
        </table:table-row>
      </table:table>
      <text:p text:style-name="P18"/>
      <text:p text:style-name="P21">SURAT PELIMPAHAN PERKARA</text:p>
      <text:p text:style-name="P21">ACARA PEMERIKSAAN BIASA</text:p>
      <text:p text:style-name="P21">NOMOR: {no_print}</text:p>
      <text:p text:style-name="P5"/>
      <text:p text:style-name="P24">{kepala}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Membaca</text:p>
          </table:table-cell>
          <table:table-cell table:style-name="Table2.A1" office:value-type="string">
            <text:p text:style-name="P13">:</text:p>
          </table:table-cell>
          <table:table-cell table:style-name="Table2.A1" office:value-type="string">
            <text:p text:style-name="P14"><text:s/>Berkas Perkara Reg. Nomor <text:s/>{nomor} Tanggal <text:s/>{tanggal} yang dibuat oleh penyidik atas sumpah jabatan dalam perkara terdakwa.</text:p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15">No</text:p>
                </table:table-cell>
                <table:table-cell table:style-name="Table4.A1" office:value-type="string">
                  <text:p text:style-name="P7">Nama Terdakwa</text:p>
                </table:table-cell>
                <table:table-cell table:style-name="Table4.A1" office:value-type="string">
                  <text:p text:style-name="P7">Ditahan Penyidik/ Penuntur Umum</text:p>
                </table:table-cell>
                <table:table-cell table:style-name="Table4.A1" office:value-type="string">
                  <text:p text:style-name="P7">Jenis Tahanan</text:p>
                  <text:p text:style-name="P7">a. Rutan tgl.</text:p>
                  <text:p text:style-name="P7">b. Rutan tgl.</text:p>
                  <text:p text:style-name="P7">c. Kota tgl.</text:p>
                </table:table-cell>
                <table:table-cell table:style-name="Table4.E1" office:value-type="string">
                  <text:p text:style-name="P7">Keterangan</text:p>
                </table:table-cell>
              </table:table-row>
              <table:table-row table:style-name="Table4.2">
                <table:table-cell table:style-name="Table4.A2" office:value-type="float" office:value="1">
                  <text:p text:style-name="P15">1</text:p>
                </table:table-cell>
                <table:table-cell table:style-name="Table4.A2" office:value-type="float" office:value="2">
                  <text:p text:style-name="P7">2</text:p>
                </table:table-cell>
                <table:table-cell table:style-name="Table4.A2" office:value-type="float" office:value="3">
                  <text:p text:style-name="P7">3</text:p>
                </table:table-cell>
                <table:table-cell table:style-name="Table4.A2" office:value-type="float" office:value="4">
                  <text:p text:style-name="P7">4</text:p>
                </table:table-cell>
                <table:table-cell table:style-name="Table4.E2" office:value-type="float" office:value="5">
                  <text:p text:style-name="P7">5</text:p>
                </table:table-cell>
              </table:table-row>
              <table:table-row table:style-name="Table4.3">
                <table:table-cell table:style-name="Table4.A3" office:value-type="string">
                  <text:p text:style-name="P23">[!-- BEGIN row.terdakwa --]{no}</text:p>
                </table:table-cell>
                <table:table-cell table:style-name="Table4.A3" office:value-type="string">
                  <text:p text:style-name="Standard">{nm_terdakwa}</text:p>
                </table:table-cell>
                <table:table-cell table:style-name="Table4.A3" office:value-type="string">
                  <text:p text:style-name="Standard">{penyidik}</text:p>
                </table:table-cell>
                <table:table-cell table:style-name="Table4.A3" office:value-type="string">
                  <text:p text:style-name="Standard">{jenis_tahanan}</text:p>
                </table:table-cell>
                <table:table-cell table:style-name="Table4.E3" office:value-type="string">
                  <text:p text:style-name="Standard">{ket}</text:p>
                  <text:p text:style-name="Standard">[!-- END row.terdakwa --]</text:p>
                </table:table-cell>
              </table:table-row>
            </table:table>
            <text:p text:style-name="P6"/>
          </table:table-cell>
        </table:table-row>
        <table:table-row table:style-name="Table2.3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Menimbang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Standard">a</text:p>
                </table:table-cell>
                <table:table-cell table:style-name="Table6.A1" office:value-type="string">
                  <text:p text:style-name="P22">Bahwa Penuntut Umum berpendapat, dari basil penyidikan dapat dilakukan penuntutan dengan dakwaan telah melakukan tindak pidana sebagaimana dimaikan dan diancam dengan pidana dalam pasal.</text:p>
                </table:table-cell>
              </table:table-row>
              <table:table-row>
                <table:table-cell table:style-name="Table6.A1" office:value-type="string">
                  <text:p text:style-name="P6">b</text:p>
                </table:table-cell>
                <table:table-cell table:style-name="Table6.A1" office:value-type="string">
                  <text:p text:style-name="P8">Bahwa pemeriksaan selanjutnya adalah masuk wewenang Pengadilan {melimpahkan}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e2.A1" office:value-type="string">
            <text:p text:style-name="P6">Mengingat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19"><text:s/>Pasal 137 jis Pasal 143, pasal 152 KUHAP.</text:p>
          </table:table-cell>
        </table:table-row>
        <table:table-row>
          <table:table-cell table:style-name="Table2.A1" office:value-type="string">
            <text:p text:style-name="P6">Menetapkan</text:p>
          </table:table-cell>
          <table:table-cell table:style-name="Table2.A1" office:value-type="string">
            <text:p text:style-name="Standard">:</text:p>
          </table:table-cell>
          <table:table-cell table:style-name="Table2.A1" office:value-type="string">
            <text:p text:style-name="Standard"><text:span text:style-name="T1">Melimpahkan perkara terdakwa <text:s/>{nm} ke Pengadilan {melimpahkan} <text:s/>dengan acara pemeriksaan biasa dan mohon segera mengadili perkara tersebut atas dakwaan sebagaimana dimaksud dalam surat dakwaan terlampir,</text:span> </text:p>
          </table:table-cell>
        </table:table-row>
        <table:table-row>
          <table:table-cell table:style-name="Table2.A1" office:value-type="string">
            <text:p text:style-name="P6">Meminta</text:p>
          </table:table-cell>
          <table:table-cell table:style-name="Table2.B7">
            <text:p text:style-name="P6"/>
          </table:table-cell>
          <table:table-cell table:style-name="Table2.A1" office:value-type="string"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float" office:value="1">
                  <text:p text:style-name="P6">1</text:p>
                </table:table-cell>
                <table:table-cell table:style-name="Table7.B1" office:value-type="string">
                  <text:p text:style-name="P6">Agar Ketua Pengadilan {melimpahkan} menetapkan <text:s/>bari persidangan untuk mengadili perkara tersebut dan menetapkan pemanggilan terdakwa serta saksi-saksi. </text:p>
                </table:table-cell>
              </table:table-row>
              <table:table-row>
                <table:table-cell table:style-name="Table7.A1" office:value-type="float" office:value="2">
                  <text:p text:style-name="P6">2</text:p>
                </table:table-cell>
                <table:table-cell table:style-name="Table7.B1" office:value-type="string">
                  <text:p text:style-name="P6">Mengeluarkan penetapan untuk tetap menahan terdakwa {nm} di {di}</text:p>
                </table:table-cell>
              </table:table-row>
            </table:table>
            <text:p text:style-name="P6"/>
          </table:table-cell>
        </table:table-row>
      </table:table>
      <text:p text:style-name="P17"><text:tab/><text:tab/></text:p>
      <text:p text:style-name="P1"/>
      <text:p text:style-name="P1"/>
      <text:p text:style-name="P1"><text:soft-page-break/><text:s text:c="13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/>
          </table:table-cell>
          <table:table-cell office:value-type="string">
            <text:p text:style-name="P11">Dikeluarkan di : {dikeluarkan}</text:p>
            <text:p text:style-name="P11">Pada Tanggal <text:s text:c="3"/>: {tgl_dikeluarkan}</text:p>
            <text:p text:style-name="P10"/>
            <text:p text:style-name="P10">{kepala}</text:p>
            <text:p text:style-name="P10"/>
            <text:p text:style-name="P10"/>
            <text:p text:style-name="P10"/>
            <text:p text:style-name="P12">{nama_penandatangan}</text:p>
            <text:p text:style-name="P10">Pangkat/NIP:{pangkat} {nip_penandatangan}</text:p>
          </table:table-cell>
        </table:table-row>
      </table:table>
      <text:p text:style-name="P3"/>
      <text:p text:style-name="P3">Tembusan </text:p>
      <text:p text:style-name="P2">[!-- BEGIN tembusan --]{urutan_tembusan}. {nama_tembusan}</text:p>
      <text:p text:style-name="P2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1T11:07:07.76</dc:date>
    <meta:editing-duration>P1DT5H55M26S</meta:editing-duration>
    <meta:editing-cycles>179</meta:editing-cycles>
    <meta:generator>OpenOffice/4.1.1$Win32 OpenOffice.org_project/411m6$Build-9775</meta:generator>
    <dc:creator>hadi wibowo</dc:creator>
    <meta:document-statistic meta:table-count="7" meta:image-count="0" meta:object-count="0" meta:page-count="2" meta:paragraph-count="65" meta:word-count="210" meta:character-count="1540"/>
  </office:meta>
</office:document-meta>
</file>